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A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18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1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ebbb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bf515" style:font-size-asian="13pt" style:font-size-complex="13pt"/>
    </style:style>
    <style:style style:name="P14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d8764" officeooo:paragraph-rsid="000d8764" style:font-size-asian="13pt" style:font-size-complex="13pt"/>
    </style:style>
    <style:style style:name="P1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8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fdbff" style:font-size-asian="8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1307e5" style:font-size-asian="8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7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8pt" officeooo:rsid="0007c84f" style:font-size-asian="7pt" style:font-size-complex="8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bbb" officeooo:paragraph-rsid="0007ebbb" style:font-size-asian="7pt" style:font-size-complex="8pt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7pt" style:font-size-complex="8pt"/>
    </style:style>
    <style:style style:name="P2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fo:font-style="italic" fo:font-weight="bold" officeooo:rsid="000eb58a" officeooo:paragraph-rsid="000eb58a" style:font-size-asian="7pt" style:font-style-asian="italic" style:font-weight-asian="bold" style:font-size-complex="8pt" style:font-style-complex="italic" style:font-weight-complex="bold"/>
    </style:style>
    <style:style style:name="P28" style:family="paragraph" style:parent-style-name="Standard">
      <style:paragraph-properties fo:line-height="0.564cm" fo:text-align="justify" style:justify-single-word="false" style:snap-to-layout-grid="false"/>
    </style:style>
    <style:style style:name="P29" style:family="paragraph" style:parent-style-name="Standard">
      <style:paragraph-properties fo:line-height="0.564cm" fo:text-align="justify" style:justify-single-word="false" style:snap-to-layout-grid="false"/>
      <style:text-properties style:font-name="LegacySanITCBoo" officeooo:rsid="0007e0cb" officeooo:paragraph-rsid="0007e0cb"/>
    </style:style>
    <style:style style:name="P30" style:family="paragraph" style:parent-style-name="Heading_20_3">
      <style:text-properties style:font-name="LegacySanITCBoo1" fo:font-size="13pt" style:font-size-asian="13pt" style:font-size-complex="13pt"/>
    </style:style>
    <style:style style:name="P31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3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3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3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14474b" officeooo:paragraph-rsid="0014474b" style:font-size-asian="13pt" style:font-size-complex="13pt"/>
    </style:style>
    <style:style style:name="T1" style:family="text">
      <style:text-properties officeooo:rsid="0007c84f"/>
    </style:style>
    <style:style style:name="T2" style:family="text">
      <style:text-properties officeooo:rsid="001307e5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0a3e1b" style:font-size-asian="8pt" style:font-size-complex="8pt"/>
    </style:style>
    <style:style style:name="T5" style:family="text">
      <style:text-properties fo:font-size="8pt" officeooo:rsid="001307e5" style:font-size-asian="8pt" style:font-size-complex="8pt"/>
    </style:style>
    <style:style style:name="T6" style:family="text">
      <style:text-properties officeooo:rsid="000a3e1b"/>
    </style:style>
    <style:style style:name="T7" style:family="text">
      <style:text-properties officeooo:rsid="000bf515"/>
    </style:style>
    <style:style style:name="T8" style:family="text">
      <style:text-properties officeooo:rsid="000eb58a"/>
    </style:style>
    <style:style style:name="T9" style:family="text">
      <style:text-properties officeooo:rsid="000fdbff"/>
    </style:style>
    <style:style style:name="T10" style:family="text">
      <style:text-properties style:font-size-asian="7pt"/>
    </style:style>
    <style:style style:name="T11" style:family="text">
      <style:text-properties officeooo:rsid="000a3e1b" style:font-size-asian="7pt"/>
    </style:style>
    <style:style style:name="T12" style:family="text">
      <style:text-properties officeooo:rsid="0014474b"/>
    </style:style>
    <style:style style:name="T13" style:family="text">
      <style:text-properties officeooo:rsid="0015aab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7">Període de de <text:s text:c="2"/>del</text:p>
          </table:table-cell>
          <table:table-cell table:style-name="Taula1.B1" office:value-type="string">
            <text:p text:style-name="P15"><text:span text:style-name="T2">24</text:span> de novem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0"><text:span text:style-name="T2">1</text:span> d<text:span text:style-name="T6">e </text:span><text:span text:style-name="T2">desembre</text:span></text:p>
          </table:table-cell>
          <table:table-cell table:style-name="Taula1.A1" office:value-type="string">
            <text:p text:style-name="P7">de </text:p>
          </table:table-cell>
          <table:table-cell table:style-name="Taula1.B1" office:value-type="string">
            <text:p text:style-name="P11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6">Activitats realitzades en l’empresa</text:p>
          </table:table-cell>
          <table:table-cell table:style-name="Taula2.A1" office:value-type="string">
            <text:p text:style-name="P17"/>
          </table:table-cell>
          <table:table-cell table:style-name="Taula2.A1" office:value-type="string">
            <text:p text:style-name="P17">Hores</text:p>
          </table:table-cell>
        </table:table-row>
        <table:table-row table:style-name="Taula2.2">
          <table:table-cell table:style-name="Taula2.A2" office:value-type="string">
            <text:p text:style-name="P19">Desenvolupant tota la integració de la característica especia de l’API meteorológica amb l’hotel.</text:p>
            <text:p text:style-name="P19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10"><text:span text:style-name="T12">7</text:span>h</text:p>
          </table:table-cell>
        </table:table-row>
        <table:table-row table:style-name="Taula2.2">
          <table:table-cell table:style-name="Taula2.A3" office:value-type="string">
            <text:p text:style-name="P22">Muntatge de pantalles a l'empresa, fent tasques de sistemes de muntatge i manteniment de pc.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10"><text:span text:style-name="T12">8</text:span>h</text:p>
          </table:table-cell>
        </table:table-row>
        <table:table-row table:style-name="Taula2.2">
          <table:table-cell table:style-name="Taula2.A2" office:value-type="string">
            <text:p text:style-name="P23">Desenvolupament del gestor de traducció CMS proposat per Homerti per al projecte i el consum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34">8h</text:p>
          </table:table-cell>
        </table:table-row>
        <table:table-row table:style-name="Taula2.2">
          <table:table-cell table:style-name="Taula2.A2" office:value-type="string">
            <text:p text:style-name="P22">programant tota la funcionalitat principal de frontend i backend com a fullstack i fent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34">8h</text:p>
          </table:table-cell>
        </table:table-row>
        <table:table-row table:style-name="Taula2.2">
          <table:table-cell table:style-name="Taula2.A2" office:value-type="string">
            <text:p text:style-name="P26">la integració amb l'empresa i els seus sistemes de vacalia intranet i altres, fusionant-ho mitjançant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34">8h</text:p>
          </table:table-cell>
        </table:table-row>
        <table:table-row table:style-name="Taula2.2">
          <table:table-cell table:style-name="Taula2.A2" office:value-type="string">
            <text:p text:style-name="P26">webservices de manera segura i òptima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34">8h</text:p>
          </table:table-cell>
        </table:table-row>
        <table:table-row table:style-name="Taula2.2">
          <table:table-cell table:style-name="Taula2.A2" office:value-type="string">
            <text:p text:style-name="P22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18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/>
          </table:table-cell>
        </table:table-row>
        <table:table-row table:style-name="Taula2.2">
          <table:table-cell table:style-name="Taula2.A2" office:value-type="string">
            <text:p text:style-name="P25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2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3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8">
          <table:table-cell table:style-name="Taula2.B2" office:value-type="string">
            <text:p text:style-name="P8">Hores totals de pràctiques:</text:p>
          </table:table-cell>
          <table:table-cell table:style-name="Taula2.B3" office:value-type="string">
            <text:p text:style-name="P8"/>
          </table:table-cell>
          <table:table-cell table:style-name="Taula2.A2" office:value-type="string">
            <text:p text:style-name="P14"><text:span text:style-name="T12">47</text:span>h</text:p>
          </table:table-cell>
        </table:table-row>
      </table:table>
      <text:h text:style-name="P30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9"><text:span text:style-name="T3">Aquestes </text:span><text:span text:style-name="T5">últimes </text:span><text:span text:style-name="T3">2 setmanes de les FCT han sigut molt productives y amb molt</text:span><text:span text:style-name="T4">ísima feina</text:span><text:span text:style-name="T3">, </text:span><text:span text:style-name="T5">el sprint final,</text:span></text:p>
          </table:table-cell>
        </table:table-row>
        <table:table-row table:style-name="Taula3.1">
          <table:table-cell table:style-name="Taula3.A2" office:value-type="string">
            <text:p text:style-name="P21">he après <text:span text:style-name="T2">maneres</text:span> ben <text:span text:style-name="T9">i</text:span><text:span text:style-name="T6">nteressant</text:span><text:span text:style-name="T9">s</text:span><text:span text:style-name="T6"> de desenvolupar web amb Laravel y Vue</text:span>, a més <text:span text:style-name="T6">de React, Vite,</text:span></text:p>
          </table:table-cell>
        </table:table-row>
        <table:table-row table:style-name="Taula3.1">
          <table:table-cell table:style-name="Taula3.A1" office:value-type="string">
            <text:p text:style-name="P20"><text:span text:style-name="T6">y ExpressJS en fullstack</text:span>, he après noves <text:span text:style-name="T2">maneres</text:span><text:span text:style-name="T11"> de treballar a una empresa de </text:span><text:span text:style-name="T10">web dels meus companys</text:span></text:p>
          </table:table-cell>
        </table:table-row>
        <table:table-row table:style-name="Taula3.1">
          <table:table-cell table:style-name="Taula3.A2" office:value-type="string">
            <text:p text:style-name="P24">d’empresa amb bones pràctiques y treball <text:span text:style-name="T6">en equip. </text:span><text:span text:style-name="T13">373 hores fetes en Homerti + 5 sessions de reunions en el centre = 400h</text:span></text:p>
          </table:table-cell>
        </table:table-row>
      </table:table>
      <text:p text:style-name="P9">L’alumne</text:p>
      <text:p text:style-name="P2"/>
      <text:p text:style-name="P3">Fernando Gonz<text:span text:style-name="T9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8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9"/>
      <text:p text:style-name="P9">El tutor del centre educatiu</text:p>
      <text:p text:style-name="P9"/>
      <text:p text:style-name="P9"/>
      <text:p text:style-name="P9"/>
      <text:p text:style-name="P9"/>
      <text:p text:style-name="P9">(Nom i llinat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1307e5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1-13T13:01:48.132000000</dc:date>
    <meta:editing-cycles>19</meta:editing-cycles>
    <meta:editing-duration>P23DT23H30M40S</meta:editing-duration>
    <meta:generator>LibreOffice/7.6.2.1$Windows_X86_64 LibreOffice_project/56f7684011345957bbf33a7ee678afaf4d2ba333</meta:generator>
    <meta:print-date>2023-11-13T12:56:11.603000000</meta:print-date>
    <meta:printed-by>Archivos PDF</meta:printed-by>
    <meta:document-statistic meta:table-count="5" meta:image-count="2" meta:object-count="0" meta:page-count="1" meta:paragraph-count="38" meta:word-count="223" meta:character-count="1374" meta:non-whitespace-character-count="1185"/>
  </office:meta>
</office:document-meta>
</file>